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035" officeooo:paragraph-rsid="00031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7:42:52.757699042</meta:creation-date>
    <dc:date>2017-06-08T17:43:19.008005197</dc:date>
    <meta:editing-duration>PT2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